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default-cell-style-name="ce82"/>
        <table:table-column table:style-name="co4" table:number-columns-repeated="16" table:default-cell-style-name="ce82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 table:number-rows-repeated="21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4" table:number-columns-repeated="2"/>
          <table:table-cell table:style-name="ce83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3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2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-00-0000</text:date>, <text:time style:data-style-name="N2" text:time-value="23:51:44.32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06DT1H1M13S</meta:editing-duration>
    <meta:editing-cycles>219</meta:editing-cycles>
    <meta:generator>LibreOffice/7.6.2.1$Windows_X86_64 LibreOffice_project/56f7684011345957bbf33a7ee678afaf4d2ba333</meta:generator>
    <dc:date>2024-12-30T10:23:32.175000000</dc:date>
    <meta:document-statistic meta:table-count="15" meta:cell-count="5565" meta:object-count="0"/>
  </office:meta>
</office:document-meta>
</file>